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Calibri" fo:font-size="11pt" fo:language="en" fo:country="none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alibri" fo:font-size="11pt" fo:language="en" fo:country="none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6.2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Calibri" fo:font-size="11pt" fo:language="en" fo:country="none" fo:font-weight="bold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6.30000019073486pt"/>
    </style:style>
    <style:style style:name="T2" style:family="text"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6.30000019073486pt" style:font-weight-complex="bold"/>
    </style:style>
  </office:automatic-styles>
  <office:body>
    <office:spreadsheet>
      <table:table table:name="Actors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office:value-type="string">
            <text:p>superUser</text:p>
          </table:table-cell>
          <table:table-cell office:value-type="string">
            <text:p>Organiser</text:p>
          </table:table-cell>
          <table:table-cell office:value-type="string">
            <text:p>Leader</text:p>
          </table:table-cell>
          <table:table-cell office:value-type="string">
            <text:p>Assistant</text:p>
          </table:table-cell>
          <table:table-cell office:value-type="string">
            <text:p>Participant</text:p>
          </table:table-cell>
          <table:table-cell office:value-type="string">
            <text:p>Mentor</text:p>
          </table:table-cell>
        </table:table-row>
        <table:table-row table:style-name="ro2">
          <table:table-cell office:value-type="string">
            <text:p>Header 1A</text:p>
          </table:table-cell>
          <table:table-cell office:value-type="string">
            <text:p>Perfect work oversight for community engagement</text:p>
          </table:table-cell>
          <table:table-cell office:value-type="string">
            <text:p>Elegant Project Tool</text:p>
            <text:p>for community led projects</text:p>
          </table:table-cell>
          <table:table-cell table:style-name="ce2" office:value-type="string">
            <text:p>CRM tool for improved team relations</text:p>
          </table:table-cell>
          <table:table-cell table:style-name="ce4" office:value-type="string">
            <text:p>Organize your support processes in one place</text:p>
          </table:table-cell>
          <table:table-cell table:style-name="ce6" office:value-type="string">
            <text:p>Centralized all your projects</text:p>
          </table:table-cell>
          <table:table-cell office:value-type="string">
            <text:p>make sounder, more holistic decisions.</text:p>
          </table:table-cell>
        </table:table-row>
        <table:table-row table:style-name="ro3">
          <table:table-cell office:value-type="string">
            <text:p>Body 1</text:p>
          </table:table-cell>
          <table:table-cell office:value-type="string">
            <text:p>Energise six actors with three touch points</text:p>
          </table:table-cell>
          <table:table-cell office:value-type="string">
            <text:p>Organise operational, finance, marketing and</text:p>
            <text:p>HR in one place.</text:p>
          </table:table-cell>
          <table:table-cell table:style-name="ce3" office:value-type="string">
            <text:p><text:span text:style-name="T1">Streamline your cliteam members goals on one platform.</text:span></text:p>
            <text:p><text:span text:style-name="T1">Organize your ambitions in one place</text:span></text:p>
          </table:table-cell>
          <table:table-cell table:style-name="ce3" office:value-type="string">
            <text:p>Provide the best support experience, from project setup to onboarding new participants for their personal well-being and development.</text:p>
          </table:table-cell>
          <table:table-cell/>
          <table:table-cell office:value-type="string">
            <text:p>Gain a broader <text:s/>view by seeing life from a different perspective. </text:p>
          </table:table-cell>
        </table:table-row>
        <table:table-row table:style-name="ro1">
          <table:table-cell office:value-type="string">
            <text:p>Picture 1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4">
          <table:table-cell office:value-type="string">
            <text:p>Header 1B</text:p>
          </table:table-cell>
          <table:table-cell office:value-type="string">
            <text:p>Sit back, relax, trust your neighobur</text:p>
          </table:table-cell>
          <table:table-cell office:value-type="string">
            <text:p>Organise your community development in one place</text:p>
          </table:table-cell>
          <table:table-cell office:value-type="string">
            <text:p>Apply</text:p>
          </table:table-cell>
          <table:table-cell office:value-type="string">
            <text:p>Roster</text:p>
          </table:table-cell>
          <table:table-cell table:number-columns-repeated="2"/>
        </table:table-row>
        <table:table-row table:style-name="ro4">
          <table:table-cell office:value-type="string">
            <text:p>Header 2</text:p>
          </table:table-cell>
          <table:table-cell office:value-type="string">
            <text:p>Energise six actors with three touch points</text:p>
          </table:table-cell>
          <table:table-cell office:value-type="string">
            <text:p>Operations</text:p>
          </table:table-cell>
          <table:table-cell office:value-type="string">
            <text:p>Fill in the application with your references and get appointed</text:p>
          </table:table-cell>
          <table:table-cell office:value-type="string">
            <text:p>Easily record who attended and what happened.</text:p>
          </table:table-cell>
          <table:table-cell table:number-columns-repeated="2"/>
        </table:table-row>
        <table:table-row table:style-name="ro4">
          <table:table-cell office:value-type="string">
            <text:p>Body 2</text:p>
          </table:table-cell>
          <table:table-cell office:value-type="string">
            <text:p>Register</text:p>
          </table:table-cell>
          <table:table-cell office:value-type="string">
            <text:p>Identify resources (locations, risks, controls)</text:p>
          </table:table-cell>
          <table:table-cell office:value-type="string">
            <text:p>PDP</text:p>
          </table:table-cell>
          <table:table-cell table:style-name="ce5" office:value-type="string">
            <text:p>Attraction, recruitment, selection</text:p>
          </table:table-cell>
          <table:table-cell table:number-columns-repeated="2"/>
        </table:table-row>
        <table:table-row table:style-name="ro5">
          <table:table-cell office:value-type="string">
            <text:p>Picture 2</text:p>
          </table:table-cell>
          <table:table-cell office:value-type="string">
            <text:p>Enable your neighbours to make a proposal</text:p>
          </table:table-cell>
          <table:table-cell office:value-type="string">
            <text:p>Operations</text:p>
          </table:table-cell>
          <table:table-cell table:style-name="ce3" office:value-type="string">
            <text:p>Set up a Personal Development Plan</text:p>
          </table:table-cell>
          <table:table-cell table:style-name="ce3" office:value-type="string">
            <text:p><text:span text:style-name="T1">With Bundini everyone engaged will feel supported through out the onboarding process.</text:span></text:p>
            <text:p><text:span text:style-name="T1">Build and maintain a great relationships ensuring a hasstle free experience for all engaged.</text:span></text:p>
            <text:p><text:span text:style-name="T1">Hear the voice of the customer throughout the engagement pathway and watch as your team completes projects, without any major obstacles.</text:span></text:p>
          </table:table-cell>
          <table:table-cell table:number-columns-repeated="2"/>
        </table:table-row>
        <table:table-row table:style-name="ro6">
          <table:table-cell office:value-type="string">
            <text:p>Header 3</text:p>
          </table:table-cell>
          <table:table-cell office:value-type="string">
            <text:p>organization</text:p>
          </table:table-cell>
          <table:table-cell office:value-type="string">
            <text:p>Finance</text:p>
          </table:table-cell>
          <table:table-cell office:value-type="string">
            <text:p>PDP</text:p>
          </table:table-cell>
          <table:table-cell table:number-columns-repeated="3"/>
        </table:table-row>
        <table:table-row table:style-name="ro7">
          <table:table-cell office:value-type="string">
            <text:p>Body 3</text:p>
          </table:table-cell>
          <table:table-cell office:value-type="string">
            <text:p>Review proposals</text:p>
          </table:table-cell>
          <table:table-cell office:value-type="string">
            <text:p>Agree an itemise budget</text:p>
          </table:table-cell>
          <table:table-cell office:value-type="string">
            <text:p>Roster</text:p>
          </table:table-cell>
          <table:table-cell table:style-name="ce6" office:value-type="string">
            <text:p>Induction, orientation, onboarding</text:p>
          </table:table-cell>
          <table:table-cell table:number-columns-repeated="2"/>
        </table:table-row>
        <table:table-row table:style-name="ro8">
          <table:table-cell office:value-type="string">
            <text:p>Picture 3</text:p>
          </table:table-cell>
          <table:table-cell office:value-type="string">
            <text:p>Approve vial proposals</text:p>
          </table:table-cell>
          <table:table-cell office:value-type="string">
            <text:p>Finance</text:p>
          </table:table-cell>
          <table:table-cell table:style-name="ce3" office:value-type="string">
            <text:p>Record what happened and who done what</text:p>
          </table:table-cell>
          <table:table-cell table:style-name="ce3" office:value-type="string">
            <text:p><text:span text:style-name="T1">Assistances are vital for helping new members enagement a smooth and enjoyable experience.</text:span></text:p>
            <text:p><text:span text:style-name="T1">Asssitants are vital for supporting new members get up-to-speed and ensure they become ingrained in the team's culture fast.</text:span></text:p>
          </table:table-cell>
          <table:table-cell table:number-columns-repeated="2"/>
        </table:table-row>
        <table:table-row table:style-name="ro6">
          <table:table-cell office:value-type="string">
            <text:p>Header 4</text:p>
          </table:table-cell>
          <table:table-cell office:value-type="string">
            <text:p>Proposals</text:p>
          </table:table-cell>
          <table:table-cell office:value-type="string">
            <text:p>Marketing</text:p>
          </table:table-cell>
          <table:table-cell office:value-type="string">
            <text:p>Roster</text:p>
          </table:table-cell>
          <table:table-cell table:number-columns-repeated="3"/>
        </table:table-row>
        <table:table-row table:style-name="ro7">
          <table:table-cell office:value-type="string">
            <text:p>Body 4</text:p>
          </table:table-cell>
          <table:table-cell office:value-type="string">
            <text:p>Review projects</text:p>
          </table:table-cell>
          <table:table-cell office:value-type="string">
            <text:p>How will you get the word out</text:p>
          </table:table-cell>
          <table:table-cell table:style-name="ce3" office:value-type="string">
            <text:p>Exit Questionnaire</text:p>
          </table:table-cell>
          <table:table-cell table:style-name="ce5" office:value-type="string">
            <text:p>Mentoring and development</text:p>
          </table:table-cell>
          <table:table-cell table:number-columns-repeated="2"/>
        </table:table-row>
        <table:table-row table:style-name="ro5">
          <table:table-cell office:value-type="string">
            <text:p>Picture 4</text:p>
          </table:table-cell>
          <table:table-cell office:value-type="string">
            <text:p>Look at the impact of the CLP</text:p>
          </table:table-cell>
          <table:table-cell office:value-type="string">
            <text:p>Marketing</text:p>
          </table:table-cell>
          <table:table-cell table:style-name="ce3" office:value-type="string">
            <text:p>Enusre everyone's voice is heard</text:p>
          </table:table-cell>
          <table:table-cell table:style-name="ce3" office:value-type="string">
            <text:p><text:span text:style-name="T1">Establishing healthy connections is vital for great personal development plan.</text:span></text:p>
            <text:p><text:span text:style-name="T1">Assistants support all aspets of event management boosting overall morale with engaging activities.</text:span></text:p>
            <text:p><text:span text:style-name="T1">Keep all the data in one place. Gather feedback in Bundini for each activity and advance everyone's personal development plan.</text:span></text:p>
          </table:table-cell>
          <table:table-cell table:number-columns-repeated="2"/>
        </table:table-row>
        <table:table-row table:style-name="ro6">
          <table:table-cell office:value-type="string">
            <text:p>Header 5</text:p>
          </table:table-cell>
          <table:table-cell office:value-type="string">
            <text:p>Impact</text:p>
          </table:table-cell>
          <table:table-cell office:value-type="string">
            <text:p>HR</text:p>
          </table:table-cell>
          <table:table-cell office:value-type="string">
            <text:p>ExitQs</text:p>
          </table:table-cell>
          <table:table-cell table:number-columns-repeated="3"/>
        </table:table-row>
        <table:table-row table:style-name="ro9">
          <table:table-cell office:value-type="string">
            <text:p>Body 5</text:p>
          </table:table-cell>
          <table:table-cell/>
          <table:table-cell office:value-type="string">
            <text:p>Applications, Review and Approval of Leaders</text:p>
          </table:table-cell>
          <table:table-cell/>
          <table:table-cell table:style-name="ce5" office:value-type="string">
            <text:p><text:span text:style-name="T2">From recruitment to HR requests.</text:span></text:p>
            <text:p><text:span text:style-name="T2">Jumpstart your projects with our ready-made templates</text:span></text:p>
          </table:table-cell>
          <table:table-cell table:number-columns-repeated="2"/>
        </table:table-row>
        <table:table-row table:style-name="ro10">
          <table:table-cell office:value-type="string">
            <text:p>Picture 5</text:p>
          </table:table-cell>
          <table:table-cell table:number-columns-repeated="6"/>
        </table:table-row>
        <table:table-row table:style-name="ro10" table:number-rows-repeated="1048558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Landing" table:style-name="ta1" table:print="false">
        <table:table-column table:style-name="co1" table:number-columns-repeated="2" table:default-cell-style-name="Default"/>
        <table:table-row table:style-name="ro11">
          <table:table-cell office:value-type="string">
            <text:p>Header 1</text:p>
          </table:table-cell>
          <table:table-cell office:value-type="string">
            <text:p>Free Content Management Software for</text:p>
            <text:p>Community Led Projects</text:p>
          </table:table-cell>
        </table:table-row>
        <table:table-row table:style-name="ro11">
          <table:table-cell office:value-type="string">
            <text:p>Body 1</text:p>
          </table:table-cell>
          <table:table-cell office:value-type="string">
            <text:p>Building Capacity using Appropiate Controls</text:p>
            <text:p>To Achieve Your Goals</text:p>
          </table:table-cell>
        </table:table-row>
        <table:table-row table:style-name="ro1">
          <table:table-cell office:value-type="string">
            <text:p>Button 1</text:p>
          </table:table-cell>
          <table:table-cell office:value-type="string">
            <text:p>Joinin – it's FREE</text:p>
          </table:table-cell>
        </table:table-row>
        <table:table-row table:style-name="ro10">
          <table:table-cell office:value-type="string">
            <text:p>Picture 1</text:p>
          </table:table-cell>
          <table:table-cell office:value-type="string">
            <text:p>landPic1</text:p>
          </table:table-cell>
        </table:table-row>
        <table:table-row table:style-name="ro10">
          <table:table-cell office:value-type="string">
            <text:p>Header 2</text:p>
          </table:table-cell>
          <table:table-cell office:value-type="string">
            <text:p>Community Led Projects</text:p>
          </table:table-cell>
        </table:table-row>
        <table:table-row table:style-name="ro10">
          <table:table-cell office:value-type="string">
            <text:p>Body 2</text:p>
          </table:table-cell>
          <table:table-cell office:value-type="string">
            <text:p>Enabling Community Leaders.</text:p>
          </table:table-cell>
        </table:table-row>
        <table:table-row table:style-name="ro10">
          <table:table-cell office:value-type="string">
            <text:p>Picture2a</text:p>
          </table:table-cell>
          <table:table-cell office:value-type="string">
            <text:p>landPic2a</text:p>
          </table:table-cell>
        </table:table-row>
        <table:table-row table:style-name="ro10">
          <table:table-cell office:value-type="string">
            <text:p>Picture2b</text:p>
          </table:table-cell>
          <table:table-cell office:value-type="string">
            <text:p>landPic2b</text:p>
          </table:table-cell>
        </table:table-row>
        <table:table-row table:style-name="ro10">
          <table:table-cell office:value-type="string">
            <text:p>picture2c</text:p>
          </table:table-cell>
          <table:table-cell office:value-type="string">
            <text:p>landPic2c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7">27/10/2024</text:date>, <text:time>22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4:01:59.92</meta:creation-date>
    <dc:date>2024-10-27T22:18:32.88</dc:date>
    <meta:editing-duration>PT21H28M5S</meta:editing-duration>
    <meta:editing-cycles>3</meta:editing-cycles>
    <meta:generator>OpenOffice/4.1.15$Win32 OpenOffice.org_project/4115m2$Build-9813</meta:generator>
    <meta:document-statistic meta:table-count="3" meta:cell-count="94" meta:object-count="0"/>
  </office:meta>
</office:document-meta>
</file>